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2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Design of Single Feed, Dual-Band Circularly Polarized Quad-Mode Slot Antenna Using</text:p>
      <text:p text:style-name="P2">Coupled Mode Theory</text:p>
      <text:p text:style-name="Normal">Imagine a cell phone that could connect to your 4G network, your Wi-Fi, and even a super-fast 5G network, all at the<text:s/>same time. That's the kind of versatility this research paper explores, but instead of a cell phone, it's about designing a single antenna that can do all that.</text:p>
      <text:p text:style-name="Normal"><text:span text:style-name="T3">The Solution: A Slot Antenna with a Twist</text:span></text:p>
      <text:list text:style-name="LFO1" text:continue-numbering="true">
        <text:list-item>
          <text:p text:style-name="P4"><text:span text:style-name="T5">Slot Antenna:</text:span><text:s/>Instead of a traditional antenna sticking out, this one has a small opening, or "slot," in a metal plate. This slot is where the radio waves interact.</text:p>
        </text:list-item>
        <text:list-item>
          <text:p text:style-name="P6"><text:span text:style-name="T7">Dual-Band:</text:span><text:s/>It can work on two different frequency bands, like 4G and 5G.</text:p>
        </text:list-item>
        <text:list-item>
          <text:p text:style-name="P8"><text:span text:style-name="T9">Circular Polarization:</text:span><text:s/>It can send and receive waves that spin in a circle, making it more reliable in certain situations.</text:p>
        </text:list-item>
        <text:list-item>
          <text:p text:style-name="P10"><text:span text:style-name="T11">Quad-Mode:</text:span><text:s/>It can operate in four different ways, allowing for even more flexibility.</text:p>
        </text:list-item>
      </text:list>
      <text:p text:style-name="Normal"><text:span text:style-name="T12">How it Works: Coupled Mode Theory</text:span></text:p>
      <text:list text:style-name="LFO2" text:continue-numbering="true">
        <text:list-item>
          <text:p text:style-name="P13"><text:span text:style-name="T14">Coupled Mode Theory:</text:span><text:s/>This is a fancy way of saying that the different parts of the antenna are designed to work together in a specific way. It's like a team, where each member has a role to play.</text:p>
        </text:list-item>
        <text:list-item>
          <text:p text:style-name="P15"><text:span text:style-name="T16">Single Feed:</text:span><text:s/>There's only one point where the antenna receives or transmits signals, making it simpler to connect.</text:p>
        </text:list-item>
      </text:list>
      <text:p text:style-name="Normal"><text:span text:style-name="T17">In a Nutshell:</text:span></text:p>
      <text:p text:style-name="Normal">This research paper describes a clever way to design a single antenna that can do a lot of different things. It's like having a Swiss Army knife for your wireless devices, making them more versatile and efficient.</text:p>
      <text:p text:style-name="Normal"/>
      <text:p text:style-name="P18">PROJECT DETAILS<text:s/></text:p>
      <text:p text:style-name="P19">Key Highlights.</text:p>
      <text:p text:style-name="Normal"><text:span text:style-name="T20">bo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rnard Essel</meta:initial-creator>
    <dc:creator>Bernard Essel</dc:creator>
    <meta:creation-date>2025-01-28T12:25:00Z</meta:creation-date>
    <dc:date>2025-01-30T15:00:00Z</dc:date>
    <meta:template xlink:href="Normal" xlink:type="simple"/>
    <meta:editing-cycles>7</meta:editing-cycles>
    <meta:editing-duration>PT26820S</meta:editing-duration>
    <meta:document-statistic meta:page-count="1" meta:paragraph-count="2" meta:word-count="221" meta:character-count="1480" meta:row-count="10" meta:non-whitespace-character-count="1261"/>
  </office:meta>
</office:document-meta>
</file>